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background-color="transparent"/>
    </style:style>
    <style:style style:name="P33"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4" style:family="paragraph" style:parent-style-name="Standard">
      <style:text-properties fo:font-size="10pt" style:font-size-asian="10pt" style:font-size-complex="10pt"/>
    </style:style>
    <style:style style:name="P35" style:family="paragraph" style:parent-style-name="Table_20_Contents">
      <style:paragraph-properties style:text-autospace="none"/>
      <style:text-properties fo:font-size="10pt" fo:language="none" fo:country="none" style:font-size-asian="10pt" style:font-size-complex="10pt"/>
    </style:style>
    <style:style style:name="P36" style:family="paragraph" style:parent-style-name="Table_20_Contents">
      <style:text-properties style:font-name="Arial1" fo:font-weight="normal" style:font-weight-asian="normal" style:font-weight-complex="normal"/>
    </style:style>
    <style:style style:name="P37"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8" style:family="paragraph" style:parent-style-name="Table_20_Contents">
      <style:paragraph-properties style:text-autospace="none"/>
      <style:text-properties fo:font-size="10pt" fo:language="none" fo:country="none" fo:background-color="#ffff00" style:font-size-asian="10pt" style:font-size-complex="10pt"/>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background-color="transparent"/>
    </style:style>
    <style:style style:name="P41" style:family="paragraph" style:parent-style-name="Table_20_Contents">
      <style:text-properties fo:background-color="#ffff00"/>
    </style:style>
    <style:style style:name="P42" style:family="paragraph" style:parent-style-name="Table_20_Contents">
      <style:paragraph-properties fo:background-color="transparent">
        <style:background-image/>
      </style:paragraph-properties>
      <style:text-properties fo:background-color="transparent"/>
    </style:style>
    <style:style style:name="P4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4" style:family="paragraph" style:parent-style-name="Standard">
      <style:paragraph-properties fo:text-align="start" style:justify-single-word="false"/>
    </style:style>
    <style:style style:name="P45" style:family="paragraph" style:parent-style-name="Standard">
      <style:text-properties fo:font-size="10pt" fo:language="none" fo:country="none" style:font-size-asian="10pt" style:font-size-complex="10pt"/>
    </style:style>
    <style:style style:name="P46" style:family="paragraph" style:parent-style-name="Standard" style:list-style-name="L14"/>
    <style:style style:name="P47" style:family="paragraph" style:parent-style-name="Code" style:list-style-name="L15"/>
    <style:style style:name="P48" style:family="paragraph" style:parent-style-name="Code">
      <style:paragraph-properties fo:background-color="transparent">
        <style:background-image/>
      </style:paragraph-properties>
    </style:style>
    <style:style style:name="P49" style:family="paragraph" style:parent-style-name="Code">
      <style:paragraph-properties fo:background-color="transparent">
        <style:background-image/>
      </style:paragraph-properties>
      <style:text-properties fo:background-color="transparent"/>
    </style:style>
    <style:style style:name="P50" style:family="paragraph" style:parent-style-name="Code" style:list-style-name="L16"/>
    <style:style style:name="P51" style:family="paragraph" style:parent-style-name="Code"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able_20_Contents" style:list-style-name="L24"/>
    <style:style style:name="P59" style:family="paragraph" style:parent-style-name="Standard" style:list-style-name="L25"/>
    <style:style style:name="P60" style:family="paragraph" style:parent-style-name="Standard" style:list-style-name="L26"/>
    <style:style style:name="P61" style:family="paragraph" style:parent-style-name="Standard" style:list-style-name="L27"/>
    <style:style style:name="P62" style:family="paragraph" style:parent-style-name="Standard" style:list-style-name="L28">
      <style:text-properties fo:font-weight="normal" style:font-weight-asian="normal" style:font-weight-complex="normal"/>
    </style:style>
    <style:style style:name="P63" style:family="paragraph" style:parent-style-name="Standard">
      <style:paragraph-properties fo:background-color="transparent">
        <style:background-image/>
      </style:paragraph-properties>
    </style:style>
    <style:style style:name="P64" style:family="paragraph" style:parent-style-name="Heading_20_2">
      <style:text-properties fo:background-color="transparent"/>
    </style:style>
    <style:style style:name="P65" style:family="paragraph" style:parent-style-name="Standard">
      <style:text-properties fo:background-color="#ffff00"/>
    </style:style>
    <style:style style:name="P66" style:family="paragraph" style:parent-style-name="Standard">
      <style:paragraph-properties fo:background-color="transparent">
        <style:background-image/>
      </style:paragraph-properties>
      <style:text-properties fo:background-color="transparent"/>
    </style:style>
    <style:style style:name="P67" style:family="paragraph" style:parent-style-name="Standard">
      <style:text-properties fo:font-weight="bold"/>
    </style:style>
    <style:style style:name="P68" style:family="paragraph" style:parent-style-name="Standard">
      <style:paragraph-properties fo:margin-left="0.997cm" fo:margin-right="0cm" fo:text-indent="0cm" style:auto-text-indent="false"/>
    </style:style>
    <style:style style:name="P69" style:family="paragraph" style:parent-style-name="Standard">
      <style:paragraph-properties fo:margin-left="0.977cm" fo:margin-right="0cm" fo:text-indent="0cm" style:auto-text-indent="false"/>
    </style:style>
    <style:style style:name="P70" style:family="paragraph" style:parent-style-name="Standard">
      <style:paragraph-properties fo:margin-left="0.021cm" fo:margin-right="0cm" fo:text-indent="0cm" style:auto-text-indent="false"/>
      <style:text-properties fo:font-weight="bold"/>
    </style:style>
    <style:style style:name="P7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2"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3"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Heading_20_2">
      <style:paragraph-properties fo:break-before="page"/>
    </style:style>
    <style:style style:name="P7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ize="10pt" fo:language="none" fo:country="none" style:font-size-asian="10pt" style:font-size-complex="10pt"/>
    </style:style>
    <style:style style:name="T13" style:family="text">
      <style:text-properties fo:language="none" fo:country="none"/>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fo:font-size="10pt"/>
    </style:style>
    <style:style style:name="T16" style:family="text">
      <style:text-properties style:font-name="Arial5" fo:font-size="10pt" style:font-name-asian="Arial5" style:font-size-asian="12pt" style:font-name-complex="Arial5" style:font-size-complex="12pt"/>
    </style:style>
    <style:style style:name="T17" style:family="text">
      <style:text-properties style:font-name="Arial5" fo:font-size="12pt" style:font-name-asian="Arial5" style:font-size-asian="12pt" style:font-name-complex="Arial5" style:font-size-complex="12pt"/>
    </style:style>
    <style:style style:name="T18" style:family="text">
      <style:text-properties style:font-name="Courier" fo:font-size="10pt" style:font-name-asian="Courier" style:font-size-asian="12pt" style:font-name-complex="Courier" style:font-size-complex="12pt"/>
    </style:style>
    <style:style style:name="T19" style:family="text">
      <style:text-properties style:font-name="Courier" style:font-name-asian="Courier" style:font-name-complex="Courier"/>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86246144">
          <text:insertion>
            <office:change-info>
              <dc:creator>Toccy</dc:creator>
              <dc:date>2006-08-30T15:26:00</dc:date>
            </office:change-info>
          </text:insertion>
        </text:changed-region>
        <text:changed-region text:id="ct86246008">
          <text:insertion>
            <office:change-info>
              <dc:creator>Toccy</dc:creator>
              <dc:date>2006-08-30T17:26:00</dc:date>
            </office:change-info>
          </text:insertion>
        </text:changed-region>
        <text:changed-region text:id="ct86245872">
          <text:insertion>
            <office:change-info>
              <dc:creator>Toccy</dc:creator>
              <dc:date>2006-08-30T17:27:00</dc:date>
            </office:change-info>
          </text:insertion>
        </text:changed-region>
        <text:changed-region text:id="ct8624573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8624560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86265808">
          <text:insertion>
            <office:change-info>
              <dc:creator>Toccy</dc:creator>
              <dc:date>2006-08-30T17:30:00</dc:date>
            </office:change-info>
          </text:insertion>
        </text:changed-region>
        <text:changed-region text:id="ct86265912">
          <text:insertion>
            <office:change-info>
              <dc:creator>Toccy</dc:creator>
              <dc:date>2006-08-30T17:32:00</dc:date>
            </office:change-info>
          </text:insertion>
        </text:changed-region>
        <text:changed-region text:id="ct86266016">
          <text:insertion>
            <office:change-info>
              <dc:creator>Toccy</dc:creator>
              <dc:date>2006-08-30T17:33:00</dc:date>
            </office:change-info>
          </text:insertion>
        </text:changed-region>
        <text:changed-region text:id="ct86266120">
          <text:insertion>
            <office:change-info>
              <dc:creator>Toccy</dc:creator>
              <dc:date>2006-08-30T17:34:00</dc:date>
            </office:change-info>
          </text:insertion>
        </text:changed-region>
        <text:changed-region text:id="ct86266224">
          <text:insertion>
            <office:change-info>
              <dc:creator>Toccy</dc:creator>
              <dc:date>2006-08-30T17:35:00</dc:date>
            </office:change-info>
          </text:insertion>
        </text:changed-region>
        <text:changed-region text:id="ct8626632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1</text:p>
          <text:p text:style-name="P6">2.5. Synchronization Report<text:tab/>27</text:p>
          <text:p text:style-name="P6">2.6. Item Content Transformation<text:tab/>29</text:p>
          <text:p text:style-name="P6">2.7. Configuration DMTree<text:tab/>31</text:p>
          <text:p text:style-name="P6">2.8. Client Capabilities Handling<text:tab/>33</text:p>
          <text:p text:style-name="P6">2.9. Synchronization Events Notification<text:tab/>34</text:p>
          <text:p text:style-name="P6">2.10. Filtering<text:tab/>42</text:p>
          <text:p text:style-name="P6">2.11. SyncML Message Object Representation<text:tab/>43</text:p>
          <text:p text:style-name="P6">2.12. Converter and Parser for Contact and Calendar objects<text:tab/>43</text:p>
          <text:p text:style-name="P6">2.13. Logging<text:tab/>45</text:p>
          <text:p text:style-name="P6">2.14. Transport Agent<text:tab/>46</text:p>
          <text:p text:style-name="P5">3. Device Manager Layer<text:tab/>48</text:p>
          <text:p text:style-name="P6">3.1. Terminology<text:tab/>48</text:p>
          <text:p text:style-name="P6">3.2. Architecture<text:tab/>50</text:p>
          <text:p text:style-name="P6">3.3. Class Diagram<text:tab/>51</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86246144"/>, beginSync, endSync<text:change-end text:change-id="ct86246144"/>)</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86246008"/>the reference to the configuration object (an instance of SyncManagerConfig – for details, see the dedicated section about the configuration objects in later in this document) is passed <text:change-end text:change-id="ct86246008"/>when calling one of the two methods sync()<text:change-start text:change-id="ct86245872"/>.<text:change-end text:change-id="ct86245872"/><text:change text:change-id="ct86245736"/></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86245600"/></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8626580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86265808"/><text:change-start text:change-id="ct86265912"/> DevInf properties are retrieved from the <text:change-end text:change-id="ct86265912"/><text:change-start text:change-id="ct86266016"/>configuration (SyncManagerConfig object)<text:change-end text:change-id="ct86266016"/><text:change-start text:change-id="ct86266120"/> passed to <text:change-end text:change-id="ct86266120"/><text:change-start text:change-id="ct86266224"/>SyncManager by reference (see <text:change-end text:change-id="ct86266224"/><text:change-start text:change-id="ct86266328"/>SyncManager and SyncSource configuration).<text:change-end text:change-id="ct8626632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3">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4">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4">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4">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4">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4">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4">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4cm" svg:y="0.035cm" svg:width="14.924cm" style:rel-width="100%" svg:height="21.444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6"><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5">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8">checkConn</text:p>
          </table:table-cell>
          <table:table-cell table:style-name="Table20.B2" office:value-type="string">
            <text:p text:style-name="Table_20_Contents"/>
          </table:table-cell>
        </table:table-row>
        <table:table-row>
          <table:table-cell table:style-name="Table20.A2" office:value-type="string">
            <text:p text:style-name="P3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5">dirty</text:p>
          </table:table-cell>
          <table:table-cell table:style-name="Table20.B2" office:value-type="string">
            <text:p text:style-name="Table_20_Contents">The dirty flag, used to select which properties have been modified. <text:span text:style-name="T9">Not used by now (T.B.D).</text:span></text:p>
          </table:table-cell>
        </table:table-row>
      </table:table>
      <text:p text:style-name="P39">Notes: </text:p>
      <text:p text:style-name="Standard"><text:span text:style-name="T1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0">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5">dsV</text:p>
          </table:table-cell>
          <table:table-cell table:style-name="Table14.B2" office:value-type="string">
            <text:p text:style-name="P41">Specifies the implemented DS version. This property is optional.</text:p>
          </table:table-cell>
        </table:table-row>
        <table:table-row>
          <table:table-cell table:style-name="Table14.A2" office:value-type="string">
            <text:p text:style-name="P3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1">Default value = TRUE.</text:span></text:p>
          </table:table-cell>
        </table:table-row>
        <table:table-row>
          <table:table-cell table:style-name="Table14.A2" office:value-type="string">
            <text:p text:style-name="P3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5">devInfHash</text:p>
          </table:table-cell>
          <table:table-cell table:style-name="Table14.B2" office:value-type="string">
            <text:p text:style-name="P42">This is a hash value generated from all properties that are used for the &lt;DevInf&gt; element, plus the syncURL property from AccessConfig. Initial value = “0”.</text:p>
          </table:table-cell>
        </table:table-row>
      </table:table>
      <text:p text:style-name="P32">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1">ctCap</text:p>
          </table:table-cell>
          <table:table-cell table:style-name="Table16.B2" office:value-type="string">
            <text:p text:style-name="P41">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40">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3">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9"><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6"><text:span text:style-name="T7">~SyncReport</text:span><text:span text:style-name="T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4">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6"><text:span text:style-name="T7">~SyncSourceReport</text:span><text:span text:style-name="T8">()</text:span></text:p>
          </table:table-cell>
          <table:table-cell table:style-name="Table22.B2" office:value-type="string">
            <text:p text:style-name="Table_20_Contents">Destructor.</text:p>
          </table:table-cell>
        </table:table-row>
        <table:table-row>
          <table:table-cell table:style-name="Table22.A2" office:value-type="string">
            <text:p text:style-name="P3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2">COMMAND_ADD -</text:span> <text:span text:style-name="T12">COMMAND_REPLACE – COMMAND_DELETE</text:span></text:p>
      <text:p text:style-name="P45">"state" member can be one of: <text:span text:style-name="T13">SOURCE_ACTIVE - SOURCE_INACTIVE - SOURCE_ERROR</text:span></text:p>
      <text:p text:style-name="P45"/>
      <text:p text:style-name="Heading_20_3">ItemReport</text:p>
      <text:p text:style-name="Standard">ItemReport class rapresents the result information on a single item synchronized, such as the luid of the item and its status code (200/201/500...).</text:p>
      <text:p text:style-name="Standard"/>
      <text:p text:style-name="P44"/>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6">b64 : base64 encoder/decoder</text:p>
        </text:list-item>
        <text:list-item>
          <text:p text:style-name="P4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7">+ ctCap</text:p>
          <text:p text:style-name="P47"><text:s text:c="2"/>- &lt;CTCap block&gt; <text:span text:style-name="T9">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8"><text:s text:c="4"/>+ hwv</text:p>
      <text:p text:style-name="P48"><text:s text:c="6"/>- &lt;hardware version of the device&gt;</text:p>
      <text:p text:style-name="P49"><text:s text:c="4"/>+ loSupport</text:p>
      <text:p text:style-name="P49"><text:s text:c="6"/>- &lt;Large Object support: 1 | 0&gt;</text:p>
      <text:p text:style-name="P4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0"><text:s text:c="2"/>- &lt;log level&gt;</text:p>
        </text:list-header>
      </text:list>
      <text:p text:style-name="Code"><text:s text:c="4"/>+ encryption</text:p>
      <text:list text:style-name="L17">
        <text:list-header>
          <text:p text:style-name="P5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7"><text:s text:c="2"/>- &lt;Number of changes support: 1 | 0&gt;</text:p>
          <text:p text:style-name="P47">+ verDTD<text:line-break/> <text:s/>- &lt;DTD version in use&gt;</text:p>
        </text:list-header>
      </text:list>
      <text:p text:style-name="Code"/>
      <text:p text:style-name="Standard">Notes:</text:p>
      <text:list text:style-name="L18">
        <text:list-item>
          <text:p text:style-name="P52">If proxy host is an empty string, it is intended as “do not use proxy”.</text:p>
        </text:list-item>
        <text:list-item>
          <text:p text:style-name="P52">&lt;preferred authentication type&gt; is one of: “syncml:auth-md5”, “syncml:auth-basic”.</text:p>
        </text:list-item>
        <text:list-item>
          <text:p text:style-name="P52">&lt;log level&gt; is one of: 0 – 1 – 2 <text:s/>(none, info, debug).</text:p>
        </text:list-item>
        <text:list-item>
          <text:p text:style-name="P52">&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3">The client connects to a new server;</text:p>
        </text:list-item>
        <text:list-item>
          <text:p text:style-name="P53">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5">datetime: a Date object representing date and time when error occurring</text:p>
              </text:list-item>
              <text:list-item>
                <text:p text:style-name="P5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6">going to start sending data</text:p>
              </text:list-item>
            </text:list>
            <text:p text:style-name="Table_20_Contents">It shall bring the following info:</text:p>
            <text:list text:style-name="L23">
              <text:list-item>
                <text:p text:style-name="P5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6">going to start reading data</text:p>
              </text:list-item>
            </text:list>
            <text:p text:style-name="Table_20_Contents">It shall bring the following info:</text:p>
            <text:list text:style-name="L23">
              <text:list-item text:start-value="1">
                <text:p text:style-name="P5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6">received a certain amount of data</text:p>
              </text:list-item>
            </text:list>
            <text:p text:style-name="Table_20_Contents">It shall bring the following info:</text:p>
            <text:list text:style-name="L23">
              <text:list-item text:start-value="1">
                <text:p text:style-name="P5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8">source URI: the source being synchronized</text:p>
              </text:list-item>
              <text:list-item>
                <text:p text:style-name="P58">sync mode: type of the performed sync</text:p>
              </text:list-item>
              <text:list-item>
                <text:p text:style-name="P58">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8">source URI: the source being synchronized</text:p>
              </text:list-item>
              <text:list-item>
                <text:p text:style-name="P58">sync mode: type of the performed sync</text:p>
              </text:list-item>
              <text:list-item>
                <text:p text:style-name="P58">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19cm" style:rel-width="100%" svg:height="8.966cm" style:rel-height="scale" draw:z-index="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60">sourceUri: uri of the syncSource</text:p>
        </text:list-item>
        <text:list-item>
          <text:p text:style-name="P60">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1">source URI: the source the item belongs to</text:p>
        </text:list-item>
        <text:list-item>
          <text:p text:style-name="P61">item key: the item key</text:p>
        </text:list-item>
      </text:list>
      <text:p text:style-name="Heading_20_4">SyncStatusEvent</text:p>
      <text:p text:style-name="P39">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2">command: the command the status relates to</text:p>
        </text:list-item>
        <text:list-item>
          <text:p text:style-name="P62">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3">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4" text:outline-level="2">SyncML Message Object Representation</text:h>
      <text:h text:style-name="P64" text:outline-level="2">Converter and Parser for Contact and Calendar objects</text:h>
      <text:p text:style-name="P40"/>
      <text:p text:style-name="P40">In order to provide facilities to the developer the Funambol Client API C++ contains classes to represent Contact and Calendar object and function to convert it <text:s/>to SIF-C or SIF-E format (Funambol Interghange Format) and Vcard or Ical. </text:p>
      <text:p text:style-name="P40">On the other hand there are function to parse the SIF format or the VCard and iCal format and create the correspondent Contact or Calendar object.</text:p>
      <text:p text:style-name="P4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0"/>
      <text:p text:style-name="P40">The converter Diagram is as follow</text:p>
      <text:p text:style-name="P65"/>
      <text:p text:style-name="P65"/>
      <text:p text:style-name="P65"><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4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0">Object is the superclass of Contact and Calendar object. They represents the objects that can be filled and used by the SyncSource</text:p>
      <text:p text:style-name="P40"/>
      <text:p text:style-name="P40"/>
      <text:p text:style-name="P40"/>
      <text:p text:style-name="P40"/>
      <text:p text:style-name="P40">and the parser diagram is</text:p>
      <text:p text:style-name="P65"/>
      <text:p text:style-name="P65"/>
      <text:p text:style-name="P65"/>
      <text:p text:style-name="P65"/>
      <text:p text:style-name="P65"><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40">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6">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67">ACL</text:p>
      <text:p text:style-name="P68">Access Control List. A list of identifiers and access rights associated with each identifier.</text:p>
      <text:p text:style-name="Standard"/>
      <text:p text:style-name="P67">Description Framework</text:p>
      <text:p text:style-name="P68">A specification for how to describe the management syntax and semantics for a particular device type.</text:p>
      <text:p text:style-name="P68"/>
      <text:p text:style-name="P67">Dynamic node</text:p>
      <text:p text:style-name="P69">A node is dynamic if the DDF property Scope is set to Dynamic, or if the Scope property</text:p>
      <text:p text:style-name="P69">is unspecified.</text:p>
      <text:p text:style-name="P69"/>
      <text:p text:style-name="P70">Interior node</text:p>
      <text:p text:style-name="P68">A node that may have child nodes, but cannot store any value. The Format property o<text:span text:style-name="T15">f </text:span><text:span text:style-name="T16">an</text:span><text:span text:style-name="T17"> </text:span><text:span text:style-name="T16">interior node is </text:span><text:span text:style-name="T18">nod</text:span><text:span text:style-name="T16">e.</text:span></text:p>
      <text:p text:style-name="P71"/>
      <text:p text:style-name="P72">Leaf node</text:p>
      <text:p text:style-name="P73">A node that can store a value, but cannot have child nodes. The Format property of a leaf node is not <text:span text:style-name="T19">nod</text:span>e.</text:p>
      <text:p text:style-name="P73"/>
      <text:p text:style-name="P72">Management object</text:p>
      <text:p text:style-name="P7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3"/>
      <text:p text:style-name="P72">Management client</text:p>
      <text:p text:style-name="P73">A software component in a managed device that correctly interprets SyncML DM <text:s/>commands, executes appropriate actions in the device and sends back relevant responses to the issuing management server.</text:p>
      <text:p text:style-name="P73"/>
      <text:p text:style-name="P72">Management server</text:p>
      <text:p text:style-name="P73">A network based entity that issues SyncML DM commands to devices and correctly interprets responses sent from the devices.</text:p>
      <text:p text:style-name="P73"/>
      <text:p text:style-name="P72">Management tree</text:p>
      <text:p text:style-name="P73">The mechanism by which the management client interacts with the device, e.g. by storing and retrieving values from it and by manipulating the properties of it, for example the access control lists.</text:p>
      <text:p text:style-name="P73"/>
      <text:p text:style-name="P72">Node</text:p>
      <text:p text:style-name="P73">A node is a single element in a management tree. There can be two kinds of nodes in a management tree: interior nodes and leaf nodes. The Format property of a node provides information about whether a node is a leaf or an interior node.</text:p>
      <text:p text:style-name="P73"/>
      <text:p text:style-name="P72">Permanent node</text:p>
      <text:p text:style-name="P73">A node is permanent if the DDF property Scope is set to Permanent. If a node is not permanent, it is dynamic. A permanent node can never be deleted.</text:p>
      <text:p text:style-name="P73"/>
      <text:p text:style-name="P72">Server identifier</text:p>
      <text:p text:style-name="P74">The SyncML DM internal name for a management server. A management server is associated with an existing server identifier in a device through SyncML DM authentication.</text:p>
      <text:p text:style-name="P74"/>
      <text:h text:style-name="P75" text:outline-level="2">Architecture</text:h>
      <text:p text:style-name="P76">The Device Management architecture is shown in <text:sequence-ref text:reference-format="category-and-value" text:ref-name="refFigure12">Figure 13</text:sequence-ref>.</text:p>
      <text:p text:style-name="P76"><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6"><text:span text:style-name="T6">Device Manager</text:span>: this component is responsible for the abstraction of the management operation that can be performed on a device. It will be the place where a device management protocol such as OMA DM will be implemented.</text:p>
      <text:p text:style-name="P76"/>
      <text:p text:style-name="P76"><text:span text:style-name="T6">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6"/>
      <text:p text:style-name="P76"><text:span text:style-name="T6">Management Node</text:span>: a management node represents a container of configuration properties and, optionally, of other nodes. Configuration properties are represented with the form of key-value pairs.</text:p>
      <text:p text:style-name="P76"/>
      <text:p text:style-name="P76"/>
      <text:p text:style-name="P76"/>
      <text:p text:style-name="P76"/>
      <text:p text:style-name="P76"/>
      <text:p text:style-name="P76"/>
      <text:p text:style-name="P76"/>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2</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10-02T17:13:29</dc:date>
    <meta:printed-by>Stefano Fornari</meta:printed-by>
    <meta:print-date>2005-11-10T11:14:42</meta:print-date>
    <dc:language>en-US</dc:language>
    <meta:editing-cycles>453</meta:editing-cycles>
    <meta:editing-duration>P7DT19H29M19S</meta:editing-duration>
    <meta:user-defined meta:name="Info 1"/>
    <meta:user-defined meta:name="Info 2"/>
    <meta:user-defined meta:name="Info 3"/>
    <meta:user-defined meta:name="Info 4"/>
    <meta:document-statistic meta:table-count="26" meta:image-count="1" meta:object-count="16" meta:page-count="53" meta:paragraph-count="1207" meta:word-count="14145" meta:character-count="90500"/>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